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text-properties officeooo:paragraph-rsid="00190a53"/>
    </style:style>
    <style:style style:name="P2" style:family="paragraph" style:parent-style-name="Standard">
      <style:text-properties officeooo:paragraph-rsid="00190a53"/>
    </style:style>
    <style:style style:name="P3" style:family="paragraph" style:parent-style-name="Standard">
      <style:paragraph-properties fo:text-align="center" style:justify-single-word="false"/>
      <style:text-properties officeooo:paragraph-rsid="00190a53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paragraph-rsid="00190a53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90a53" style:font-name-asian="Times New Roman1" style:font-name-complex="Times New Roman1"/>
    </style:style>
    <style:style style:name="P6" style:family="paragraph" style:parent-style-name="Standard">
      <style:text-properties style:font-name="Times New Roman" officeooo:paragraph-rsid="00190a53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190a53" style:font-name-asian="Times New Roman1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190a53" style:font-name-asian="Times New Roman1" style:font-size-asian="14pt" style:font-name-complex="Times New Roman1"/>
    </style:style>
    <style:style style:name="P9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190a53" style:font-name-asian="Times New Roman1" style:font-size-asian="14pt" style:font-name-complex="Times New Roman1"/>
    </style:style>
    <style:style style:name="P10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19a37e" officeooo:paragraph-rsid="0019a37e" style:font-name-asian="Times New Roman1" style:font-size-asian="14pt" style:font-name-complex="Times New Roman1"/>
    </style:style>
    <style:style style:name="P11" style:family="paragraph" style:parent-style-name="Standard">
      <style:paragraph-properties fo:text-align="center" style:justify-single-word="false"/>
      <style:text-properties style:font-name="Times New Roman" officeooo:paragraph-rsid="00190a53" style:font-name-asian="Times New Roman1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paragraph-rsid="00190a53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190a53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.494cm" fo:margin-bottom="0.494cm" style:contextual-spacing="false"/>
      <style:text-properties fo:font-size="14pt" fo:language="ru" fo:country="RU" fo:font-weight="bold" officeooo:paragraph-rsid="00190a5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4cm" fo:margin-bottom="0.494cm" style:contextual-spacing="false"/>
      <style:text-properties fo:font-size="14pt" fo:language="ru" fo:country="RU" fo:font-weight="bold" officeooo:rsid="001aa253" officeooo:paragraph-rsid="001aa25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4cm" fo:margin-bottom="0.494cm" style:contextual-spacing="false"/>
      <style:text-properties officeooo:paragraph-rsid="00190a53"/>
    </style:style>
    <style:style style:name="P17" style:family="paragraph">
      <style:paragraph-properties style:text-autospace="none"/>
      <style:text-properties style:font-name="F" fo:font-size="12pt"/>
    </style:style>
    <style:style style:name="P18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style:font-name="F" fo:font-size="12pt"/>
    </style:style>
    <style:style style:name="P19" style:family="paragraph">
      <style:paragraph-properties fo:text-align="start" style:text-autospace="none" style:writing-mode="lr-tb"/>
      <style:text-properties fo:color="#000000" loext:opacity="100%" fo:font-size="12pt"/>
    </style:style>
    <style:style style:name="P20" style:family="paragraph">
      <loext:graphic-properties draw:fill="solid" draw:fill-color="#191919"/>
      <style:paragraph-properties fo:text-align="start" style:text-autospace="none" style:writing-mode="lr-tb"/>
      <style:text-properties fo:color="#000000" loext:opacity="100%" fo:font-size="12pt"/>
    </style:style>
    <style:style style:name="T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style:font-size-asian="14pt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5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/>
    </style:style>
    <style:style style:name="T6" style:family="text">
      <style:text-properties style:font-name="Times New Roman" fo:font-size="14pt" style:font-name-asian="Times New Roman1" style:font-size-asian="14pt" style:font-name-complex="Times New Roman1"/>
    </style:style>
    <style:style style:name="T7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8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9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10" style:family="text">
      <style:text-properties style:font-name="Times New Roman,Bold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,Bold"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cc7832" loext:opacity="100%" style:font-name="JetBrains Mono" fo:font-size="10pt" style:font-name-asian="JetBrains Mono" style:font-size-asian="10pt" style:font-name-complex="JetBrains Mono" style:font-size-complex="10pt"/>
    </style:style>
    <style:style style:name="T14" style:family="text">
      <style:text-properties fo:color="#b5b6e3" loext:opacity="100%" style:font-name="JetBrains Mono" fo:font-size="10pt" style:font-name-asian="JetBrains Mono" style:font-size-asian="10pt" style:font-name-complex="JetBrains Mono" style:font-size-complex="10pt"/>
    </style:style>
    <style:style style:name="T15" style:family="text">
      <style:text-properties fo:color="#a9b7c6" loext:opacity="100%" style:font-name="JetBrains Mono" fo:font-size="10pt" style:font-name-asian="JetBrains Mono" style:font-size-asian="10pt" style:font-name-complex="JetBrains Mono" style:font-size-complex="10pt"/>
    </style:style>
    <style:style style:name="T16" style:family="text">
      <style:text-properties fo:color="#6897bb" loext:opacity="100%" style:font-name="JetBrains Mono" fo:font-size="10pt" style:font-name-asian="JetBrains Mono" style:font-size-asian="10pt" style:font-name-complex="JetBrains Mono" style:font-size-complex="10pt"/>
    </style:style>
    <style:style style:name="T17" style:family="text">
      <style:text-properties fo:color="#5f8c8a" loext:opacity="100%" style:font-name="JetBrains Mono" fo:font-size="10pt" style:font-name-asian="JetBrains Mono" style:font-size-asian="10pt" style:font-name-complex="JetBrains Mono" style:font-size-complex="10pt"/>
    </style:style>
    <style:style style:name="T18" style:family="text">
      <style:text-properties fo:color="#6a8759" loext:opacity="100%" style:font-name="JetBrains Mono" fo:font-size="10pt" style:font-name-asian="JetBrains Mono" style:font-size-asian="10pt" style:font-name-complex="JetBrains Mono" style:font-size-complex="10pt"/>
    </style:style>
    <style:style style:name="T19" style:family="text">
      <style:text-properties fo:color="#bbb529" loext:opacity="100%" style:font-name="JetBrains Mono" fo:font-size="10pt" style:font-name-asian="JetBrains Mono" style:font-size-asian="10pt" style:font-name-complex="JetBrains Mono" style:font-size-complex="10pt"/>
    </style:style>
    <style:style style:name="T20" style:family="text">
      <style:text-properties fo:color="#ffc66d" loext:opacity="100%" style:font-name="JetBrains Mono" fo:font-size="10pt" style:font-name-asian="JetBrains Mono" style:font-size-asian="10pt" style:font-name-complex="JetBrains Mono" style:font-size-complex="10pt"/>
    </style:style>
    <style:style style:name="gr1" style:family="graphic">
      <style:graphic-properties draw:stroke="none" svg:stroke-width="0cm" draw:fill="solid" draw:fill-color="#191919" draw:textarea-vertical-align="top" draw:auto-grow-height="false" fo:min-height="5.315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191919" draw:textarea-vertical-align="top" draw:auto-grow-height="false" fo:min-height="21.292cm" fo:min-width="16.926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4"/>
      <text:p text:style-name="P4">«БЕЛГОРОДСКИЙ ГОСУДАРСТВЕННЫЙ </text:p>
      <text:p text:style-name="P4">ТЕХНОЛОГИЧЕСКИЙ УНИВЕРСИТЕТ им. В. Г. ШУХОВА»</text:p>
      <text:p text:style-name="P4">(БГТУ им. В.Г. Шухова)</text:p>
      <text:p text:style-name="P4"/>
      <text:p text:style-name="P5">Кафедра программного обеспечения вычислительной техники и автоматизированных систе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3"><text:span text:style-name="T4">Лабораторная работа №</text:span><text:span text:style-name="T5">2.2</text:span></text:p>
      <text:p text:style-name="P3"><text:span text:style-name="T6">по </text:span><text:span text:style-name="T7">дисциплине: </text:span><text:span text:style-name="T8">Дискретная математика</text:span></text:p>
      <text:p text:style-name="P3"><text:span text:style-name="T6">тема: «</text:span><text:span text:style-name="T3">Задачи выбора</text:span><text:span text:style-name="T6">»</text:span></text:p>
      <text:p text:style-name="P5"/>
      <text:p text:style-name="P5"/>
      <text:p text:style-name="P5"/>
      <text:p text:style-name="P5"/>
      <text:p text:style-name="P6"/>
      <text:p text:style-name="P6"/>
      <text:p text:style-name="P7"/>
      <text:p text:style-name="P7"/>
      <text:p text:style-name="P9">Выполнил: ст. группы ПВ-211</text:p>
      <text:p text:style-name="P10">Чувилко Илья Романович</text:p>
      <text:p text:style-name="P9"/>
      <text:p text:style-name="P9">Проверили: </text:p>
      <text:p text:style-name="P2"><text:span text:style-name="T6"><text:tab/></text:span><text:span text:style-name="T9"> <text:s text:c="3"/><text:tab/><text:tab/><text:tab/><text:tab/><text:tab/><text:tab/> <text:s/>Рязанов Юрий Дмитриевич</text:span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6">Белгород 202</text:span><text:span text:style-name="T9">2</text:span><text:span text:style-name="T6"> г.</text:span></text:p>
      <text:p text:style-name="P1"><text:soft-page-break/><text:span text:style-name="T10">Цель занятия:</text:span><text:span text:style-name="T11"> </text:span><text:span text:style-name="T2">научиться решать задачи выбора.</text:span></text:p>
      <text:p text:style-name="P16"><text:span text:style-name="T1">Задача: </text:span>На прямой расположены n равноотстоящих друг от друга узлов. Можно ли в узлах разместить n предметов из n-элементного множества так, чтобы центр тяжести находился в одном из узлов. Вес каждого предмета задан. </text:p>
      <text:p text:style-name="P14"><draw:custom-shape text:anchor-type="paragraph" draw:z-index="0" draw:name="Врезка 1" draw:style-name="gr2" draw:text-style-name="P20" svg:width="16.925cm" svg:height="21.291cm" svg:x="-0.162cm" svg:y="0.423cm"><text:p text:style-name="P19"><text:span text:style-name="T19">#include </text:span><text:span text:style-name="T18">&lt;iostream&gt;</text:span><text:span text:style-name="T18"><text:line-break/></text:span><text:span text:style-name="T19">#include </text:span><text:span text:style-name="T18">"vector"</text:span><text:span text:style-name="T18"><text:line-break/></text:span><text:span text:style-name="T18"><text:line-break/></text:span><text:span text:style-name="T13">using namespace </text:span><text:span text:style-name="T14">std</text:span><text:span text:style-name="T13">;</text:span><text:span text:style-name="T13"><text:line-break/></text:span><text:span text:style-name="T13"><text:line-break/></text:span><text:span text:style-name="T13">void </text:span><text:span text:style-name="T20">GetPermutations</text:span><text:span text:style-name="T20"><text:line-break/></text:span><text:span text:style-name="T20"> <text:s/></text:span><text:span text:style-name="T15">(</text:span><text:span text:style-name="T15"><text:line-break/></text:span><text:span text:style-name="T15"> <text:s text:c="3"/></text:span><text:span text:style-name="T13">const </text:span><text:span text:style-name="T14">vector</text:span><text:span text:style-name="T15">&lt;</text:span><text:span text:style-name="T13">int</text:span><text:span text:style-name="T15">&gt; &amp;setAvailable</text:span><text:span text:style-name="T13">,</text:span><text:span text:style-name="T13"><text:line-break/></text:span><text:span text:style-name="T13"> <text:s text:c="3"/>const </text:span><text:span text:style-name="T14">vector</text:span><text:span text:style-name="T15">&lt;</text:span><text:span text:style-name="T13">int</text:span><text:span text:style-name="T15">&gt; &amp;setChosen</text:span><text:span text:style-name="T13">,</text:span><text:span text:style-name="T13"><text:line-break/></text:span><text:span text:style-name="T13"> <text:s text:c="3"/></text:span><text:span text:style-name="T14">vector</text:span><text:span text:style-name="T15">&lt;</text:span><text:span text:style-name="T14">vector</text:span><text:span text:style-name="T15">&lt;</text:span><text:span text:style-name="T13">int</text:span><text:span text:style-name="T15">&gt;&gt; &amp;permutations</text:span><text:span text:style-name="T15"><text:line-break/></text:span><text:span text:style-name="T15"> <text:s/>) {</text:span><text:span text:style-name="T15"><text:line-break/></text:span><text:span text:style-name="T15"> <text:s/></text:span><text:span text:style-name="T13">if </text:span><text:span text:style-name="T15">(!setAvailable.empty()) {</text:span><text:span text:style-name="T15"><text:line-break/></text:span><text:span text:style-name="T15"> <text:s text:c="3"/></text:span><text:span text:style-name="T13">for </text:span><text:span text:style-name="T15">(</text:span><text:span text:style-name="T13">int </text:span><text:span text:style-name="T15">j = </text:span><text:span text:style-name="T16">0</text:span><text:span text:style-name="T13">; </text:span><text:span text:style-name="T15">j &lt; setAvailable.size()</text:span><text:span text:style-name="T13">; </text:span><text:span text:style-name="T15">j++) {</text:span><text:span text:style-name="T15"><text:line-break/></text:span><text:span text:style-name="T15"> <text:s text:c="5"/></text:span><text:span text:style-name="T14">vector</text:span><text:span text:style-name="T15">&lt;</text:span><text:span text:style-name="T13">int</text:span><text:span text:style-name="T15">&gt; setAvailableCopy = setAvailable</text:span><text:span text:style-name="T13">;</text:span><text:span text:style-name="T13"><text:line-break/></text:span><text:span text:style-name="T13"> <text:s text:c="5"/></text:span><text:span text:style-name="T14">vector</text:span><text:span text:style-name="T15">&lt;</text:span><text:span text:style-name="T13">int</text:span><text:span text:style-name="T15">&gt; setChosenCopy = setChosen</text:span><text:span text:style-name="T13">;</text:span><text:span text:style-name="T13"><text:line-break/></text:span><text:span text:style-name="T13"> <text:s text:c="5"/></text:span><text:span text:style-name="T15">setChosenCopy.push_back(setAvailableCopy</text:span><text:span text:style-name="T17">[</text:span><text:span text:style-name="T15">j</text:span><text:span text:style-name="T17">]</text:span><text:span text:style-name="T15">)</text:span><text:span text:style-name="T13">;</text:span><text:span text:style-name="T13"><text:line-break/></text:span><text:span text:style-name="T13"> <text:s text:c="5"/></text:span><text:span text:style-name="T15">setAvailableCopy.erase(setAvailableCopy.begin() </text:span><text:span text:style-name="T17">+ </text:span><text:span text:style-name="T15">j)</text:span><text:span text:style-name="T13">;</text:span><text:span text:style-name="T13"><text:line-break/></text:span><text:span text:style-name="T13"> <text:s text:c="5"/></text:span><text:span text:style-name="T15">GetPermutations(setAvailableCopy</text:span><text:span text:style-name="T13">, </text:span><text:span text:style-name="T15">setChosenCopy</text:span><text:span text:style-name="T13">,</text:span><text:span text:style-name="T13"><text:line-break/></text:span><text:span text:style-name="T13"> <text:s text:c="21"/></text:span><text:span text:style-name="T15">permutations)</text:span><text:span text:style-name="T13">;</text:span><text:span text:style-name="T13"><text:line-break/></text:span><text:span text:style-name="T13"> <text:s text:c="3"/></text:span><text:span text:style-name="T15">}</text:span><text:span text:style-name="T15"><text:line-break/></text:span><text:span text:style-name="T15"> <text:s/>} </text:span><text:span text:style-name="T13">else</text:span><text:span text:style-name="T13"><text:line-break/></text:span><text:span text:style-name="T13"> <text:s text:c="3"/></text:span><text:span text:style-name="T15">permutations.push_back(setChosen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void </text:span><text:span text:style-name="T20">getPermutations</text:span><text:span text:style-name="T20"><text:line-break/></text:span><text:span text:style-name="T20"> <text:s/></text:span><text:span text:style-name="T15">(</text:span><text:span text:style-name="T15"><text:line-break/></text:span><text:span text:style-name="T15"> <text:s text:c="3"/></text:span><text:span text:style-name="T13">const </text:span><text:span text:style-name="T14">vector</text:span><text:span text:style-name="T15">&lt;</text:span><text:span text:style-name="T13">int</text:span><text:span text:style-name="T15">&gt; &amp;initialSet</text:span><text:span text:style-name="T13">,</text:span><text:span text:style-name="T13"><text:line-break/></text:span><text:span text:style-name="T13"> <text:s text:c="3"/></text:span><text:span text:style-name="T14">vector</text:span><text:span text:style-name="T15">&lt;</text:span><text:span text:style-name="T14">vector</text:span><text:span text:style-name="T15">&lt;</text:span><text:span text:style-name="T13">int</text:span><text:span text:style-name="T15">&gt;&gt; &amp;permutations</text:span><text:span text:style-name="T15"><text:line-break/></text:span><text:span text:style-name="T15"> <text:s/>) {</text:span><text:span text:style-name="T15"><text:line-break/></text:span><text:span text:style-name="T15"> <text:s/></text:span><text:span text:style-name="T14">vector</text:span><text:span text:style-name="T15">&lt;</text:span><text:span text:style-name="T13">int</text:span><text:span text:style-name="T15">&gt; setChosen</text:span><text:span text:style-name="T13">;</text:span><text:span text:style-name="T13"><text:line-break/></text:span><text:span text:style-name="T13"> <text:s/></text:span><text:span text:style-name="T15">GetPermutations(initialSet</text:span><text:span text:style-name="T13">, </text:span><text:span text:style-name="T15">setChosen</text:span><text:span text:style-name="T13">, </text:span><text:span text:style-name="T15">permutations)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20">CheckoutPivotIndex</text:span><text:span text:style-name="T15">(</text:span><text:span text:style-name="T14">vector</text:span><text:span text:style-name="T15">&lt;</text:span><text:span text:style-name="T13">int</text:span><text:span text:style-name="T15">&gt; &amp;nums) {</text:span><text:span text:style-name="T15"><text:line-break/></text:span><text:span text:style-name="T15"> <text:s/></text:span><text:span text:style-name="T13">int </text:span><text:span text:style-name="T15">sum = </text:span><text:span text:style-name="T16">0</text:span><text:span text:style-name="T13">, </text:span><text:span text:style-name="T15">leftSum = </text:span><text:span text:style-name="T16">0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x: nums) sum += x</text:span><text:span text:style-name="T13">;</text:span><text:span text:style-name="T13"><text:line-break/></text:span><text:span text:style-name="T13"> <text:s/>for </text:span><text:span text:style-name="T15">(</text:span><text:span text:style-name="T13">int </text:span><text:span text:style-name="T15">i = </text:span><text:span text:style-name="T16">0</text:span><text:span text:style-name="T13">; </text:span><text:span text:style-name="T15">i &lt; nums.size()</text:span><text:span text:style-name="T13">; </text:span><text:span text:style-name="T15">++i) {</text:span><text:span text:style-name="T15"><text:line-break/></text:span><text:span text:style-name="T15"> <text:s text:c="3"/></text:span><text:span text:style-name="T13">if </text:span><text:span text:style-name="T15">(leftSum == sum - leftSum - nums</text:span><text:span text:style-name="T17">[</text:span><text:span text:style-name="T15">i</text:span><text:span text:style-name="T17">]</text:span><text:span text:style-name="T15">) </text:span><text:span text:style-name="T13">return </text:span><text:span text:style-name="T15">i</text:span><text:span text:style-name="T13">;</text:span><text:span text:style-name="T13"><text:line-break/></text:span><text:span text:style-name="T13"> <text:s text:c="3"/></text:span><text:span text:style-name="T15">leftSum += nums</text:span><text:span text:style-name="T17">[</text:span><text:span text:style-name="T15">i</text:span><text:span text:style-name="T17">]</text:span><text:span text:style-name="T13">;</text:span><text:span text:style-name="T13"><text:line-break/></text:span><text:span text:style-name="T13"> <text:s/></text:span><text:span text:style-name="T15">}</text:span><text:span text:style-name="T15"><text:line-break/></text:span><text:span text:style-name="T15"> <text:s/></text:span><text:span text:style-name="T13">return </text:span><text:span text:style-name="T15">-</text:span><text:span text:style-name="T16">1</text:span><text:span text:style-name="T13">;</text:span><text:span text:style-name="T13"><text:line-break/></text:span><text:span text:style-name="T15">}</text:span><text:span text:style-name="T15"><text:line-break/></text:span><text:span text:style-name="T15"><text:line-break/></text:span><text:span text:style-name="T13">int </text:span><text:span text:style-name="T20">main</text:span><text:span text:style-name="T15">() {</text:span><text:span text:style-name="T15"><text:line-break/></text:span><text:span text:style-name="T15"> <text:s/></text:span><text:span text:style-name="T13">int </text:span><text:span text:style-name="T15">n</text:span><text:span text:style-name="T13">;</text:span><text:span text:style-name="T13"><text:line-break/></text:span><text:span text:style-name="T13"> <text:s/></text:span><text:span text:style-name="T15">cout </text:span><text:span text:style-name="T17">&lt;&lt; </text:span><text:span text:style-name="T18">"Enter n:</text:span><text:span text:style-name="T13">\n</text:span><text:span text:style-name="T18">"</text:span><text:span text:style-name="T13">;</text:span><text:span text:style-name="T13"><text:line-break/></text:span><text:span text:style-name="T13"> <text:s/></text:span><text:span text:style-name="T15">cin </text:span><text:span text:style-name="T17">&gt;&gt; </text:span><text:span text:style-name="T15">n</text:span><text:span text:style-name="T13">;</text:span><text:span text:style-name="T13"><text:line-break/></text:span><text:span text:style-name="T13"> <text:s/></text:span><text:span text:style-name="T14">vector</text:span><text:span text:style-name="T15">&lt;</text:span><text:span text:style-name="T13">int</text:span><text:span text:style-name="T15">&gt; initialSet(n)</text:span><text:span text:style-name="T13">;</text:span><text:span text:style-name="T13"><text:line-break/></text:span><text:span text:style-name="T13"> <text:s/></text:span><text:span text:style-name="T15">cout </text:span><text:span text:style-name="T17">&lt;&lt; </text:span><text:span text:style-name="T18">"Enter n elements of the set:</text:span><text:span text:style-name="T13">\n</text:span><text:span text:style-name="T18">"</text:span><text:span text:style-name="T13">;</text:span><text:span text:style-name="T13"><text:line-break/></text:span><text:span text:style-name="T13"> <text:s/>for </text:span><text:span text:style-name="T15">(</text:span><text:span text:style-name="T13">auto </text:span><text:span text:style-name="T15">&amp;i: initialSet)</text:span><text:span text:style-name="T15"><text:line-break/></text:span><text:span text:style-name="T15"> <text:s text:c="3"/>cin </text:span><text:span text:style-name="T17">&gt;&gt; </text:span><text:span text:style-name="T15">i</text:span><text:span text:style-name="T13">;</text:span><text:span text:style-name="T13"><text:line-break/></text:span><text:span text:style-name="T13"><text:line-break/></text:span><text:span text:style-name="T13"> </text:span><text:span text:style-name="T15"><text:line-break/>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paragraph" draw:z-index="1" draw:name="Врезка 2" draw:style-name="gr1" draw:text-style-name="P18" svg:width="16.925cm" svg:height="5.314cm" svg:x="-0.162cm" svg:y="0.423cm"><text:p text:style-name="P17"><text:span text:style-name="T13"><text:s/></text:span><text:span text:style-name="T14">vector</text:span><text:span text:style-name="T15">&lt;</text:span><text:span text:style-name="T14">vector</text:span><text:span text:style-name="T15">&lt;</text:span><text:span text:style-name="T13">int</text:span><text:span text:style-name="T15">&gt;&gt; permutations</text:span><text:span text:style-name="T13">; </text:span><text:span text:style-name="T13"><text:line-break/></text:span><text:span text:style-name="T13"> <text:s/></text:span><text:span text:style-name="T15">getPermutations(initialSet</text:span><text:span text:style-name="T13">, </text:span><text:span text:style-name="T15">permutations)</text:span><text:span text:style-name="T13">; </text:span><text:span text:style-name="T13"><text:line-break/></text:span><text:span text:style-name="T13"> <text:s/>for </text:span><text:span text:style-name="T15">(</text:span><text:span text:style-name="T13">auto </text:span><text:span text:style-name="T15">&amp;i: permutations) { </text:span><text:span text:style-name="T15"><text:line-break/></text:span><text:span text:style-name="T15"> <text:s text:c="3"/></text:span><text:span text:style-name="T13">int </text:span><text:span text:style-name="T15">pivot = CheckoutPivotIndex(i)</text:span><text:span text:style-name="T13">; </text:span><text:span text:style-name="T13"><text:line-break/></text:span><text:span text:style-name="T13"> <text:s text:c="3"/>if </text:span><text:span text:style-name="T15">(pivot != -</text:span><text:span text:style-name="T16">1</text:span><text:span text:style-name="T15">) { </text:span><text:span text:style-name="T15"><text:line-break/></text:span><text:span text:style-name="T15"> <text:s text:c="5"/></text:span><text:span text:style-name="T13">for </text:span><text:span text:style-name="T15">(</text:span><text:span text:style-name="T13">auto </text:span><text:span text:style-name="T15">j: i) </text:span><text:span text:style-name="T15"><text:line-break/></text:span><text:span text:style-name="T15"> <text:s text:c="7"/>cout </text:span><text:span text:style-name="T17">&lt;&lt; </text:span><text:span text:style-name="T15">j </text:span><text:span text:style-name="T17">&lt;&lt; </text:span><text:span text:style-name="T18">" "</text:span><text:span text:style-name="T13">; </text:span><text:span text:style-name="T13"><text:line-break/></text:span><text:span text:style-name="T13"> <text:s text:c="5"/></text:span><text:span text:style-name="T15">cout </text:span><text:span text:style-name="T17">&lt;&lt; </text:span><text:span text:style-name="T18">'</text:span><text:span text:style-name="T13">\n</text:span><text:span text:style-name="T18">'</text:span><text:span text:style-name="T13">; </text:span><text:span text:style-name="T13"><text:line-break/></text:span><text:span text:style-name="T13"> <text:s text:c="3"/></text:span><text:span text:style-name="T15">} </text:span><text:span text:style-name="T15"><text:line-break/></text:span><text:span text:style-name="T15"> <text:s/>} </text:span><text:span text:style-name="T15"><text:line-break/></text:span><text:span text:style-name="T15"> </text:span><text:span text:style-name="T15"><text:line-break/></text:span><text:span text:style-name="T15"> <text:s/></text:span><text:span text:style-name="T13">return </text:span><text:span text:style-name="T16">0</text:span><text:span text:style-name="T13">; </text:span><text:span text:style-name="T13"><text:line-break/></text:span><text:span text:style-name="T1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14"/>
      <text:p text:style-name="P14"/>
      <text:p text:style-name="P14"><text:s/></text:p>
      <text:p text:style-name="P15">Вывод: <text:span text:style-name="T12">в ходе лабораторной работы мы научились решать задачи с помощью комбинаторных объектов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9T09:29:47.973000000</dc:date>
    <meta:editing-duration>PT1H8M22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3" meta:paragraph-count="19" meta:word-count="105" meta:character-count="833" meta:non-whitespace-character-count="727"/>
  </office:meta>
</office:document-meta>
</file>